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orphans="2" fo:widows="2" fo:text-indent="0cm" style:auto-text-indent="false" fo:padding="0cm" fo:border="none"/>
      <style:text-properties fo:color="#000000" fo:letter-spacing="normal"/>
    </style:style>
    <style:style style:name="P2" style:family="paragraph" style:parent-style-name="Heading_20_3">
      <style:text-properties fo:color="#000000" fo:letter-spacing="normal"/>
    </style:style>
    <style:style style:name="P3"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style>
    <style:style style:name="P8"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style>
    <style:style style:name="P9"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2"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4"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5"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6"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8"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9"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0"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1"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2"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3"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4"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5"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6"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27"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28"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29"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0" style:family="paragraph" style:parent-style-name="Text_20_body" style:list-style-name="L10">
      <style:paragraph-properties fo:margin-left="0cm" fo:margin-right="0cm" fo:margin-top="0cm" fo:margin-bottom="0cm" fo:orphans="2" fo:widows="2" fo:text-indent="0cm" style:auto-text-indent="false" fo:padding="0cm" fo:border="none"/>
    </style:style>
    <style:style style:name="P31"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2"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3"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4" style:family="paragraph" style:parent-style-name="Text_20_body" style:list-style-name="L3">
      <style:paragraph-properties fo:margin-left="0cm" fo:margin-right="0cm" fo:orphans="2" fo:widows="2" fo:text-indent="0cm" style:auto-text-indent="false" fo:padding="0cm" fo:border="none"/>
    </style:style>
    <style:style style:name="P35" style:family="paragraph" style:parent-style-name="Text_20_body" style:list-style-name="L9">
      <style:paragraph-properties fo:margin-left="0cm" fo:margin-right="0cm" fo:orphans="2" fo:widows="2" fo:text-indent="0cm" style:auto-text-indent="false" fo:padding="0cm" fo:border="none"/>
    </style:style>
    <style:style style:name="P36" style:family="paragraph" style:parent-style-name="Text_20_body" style:list-style-name="L10">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000000" style:font-name="Inter" fo:font-size="12pt" fo:letter-spacing="normal" fo:font-style="normal" fo:font-weight="normal" fo:background-color="#66ff66"/>
    </style:style>
    <style:style style:name="T3" style:family="text">
      <style:text-properties fo:font-variant="normal" fo:text-transform="none" fo:color="#000000" style:font-name="Inter" fo:font-size="12pt" fo:letter-spacing="normal" fo:font-style="normal" fo:font-weight="bold"/>
    </style:style>
    <style:style style:name="T4" style:family="text">
      <style:text-properties fo:font-variant="normal" fo:text-transform="none" fo:color="#000000" style:font-name="Inter" fo:font-size="12pt" fo:letter-spacing="normal" fo:font-style="normal" fo:font-weight="bold" fo:background-color="#66ff66"/>
    </style:style>
    <style:style style:name="T5" style:family="text">
      <style:text-properties fo:font-variant="normal" fo:text-transform="none" fo:color="#000000" style:font-name="Inter" fo:font-size="12pt" fo:letter-spacing="normal" fo:font-style="normal" style:text-underline-style="solid" style:text-underline-width="auto" style:text-underline-color="font-color" fo:font-weight="normal" fo:background-color="#66ff66"/>
    </style:style>
    <style:style style:name="T6" style:family="text">
      <style:text-properties fo:font-variant="normal" fo:text-transform="none" fo:color="#000000" style:font-name="Inter" fo:font-size="12pt" fo:letter-spacing="normal" fo:font-style="normal" style:text-underline-style="solid" style:text-underline-width="auto" style:text-underline-color="font-color" fo:font-weight="bold" fo:background-color="#66ff66"/>
    </style:style>
    <style:style style:name="T7" style:family="text">
      <style:text-properties fo:font-variant="normal" fo:text-transform="none" fo:color="#000000" style:font-name="SFMono-Regular" fo:font-size="12pt" fo:letter-spacing="normal" fo:font-style="normal" fo:font-weight="normal" fo:background-color="#f4f4f4"/>
    </style:style>
    <style:style style:name="T8" style:family="text">
      <style:text-properties fo:font-variant="normal" fo:text-transform="none" fo:color="#000000" style:font-name="SFMono-Regular" fo:font-size="12pt" fo:letter-spacing="normal" fo:font-style="normal" fo:font-weight="normal" fo:background-color="#66ff66"/>
    </style:style>
    <style:style style:name="T9"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66ff66"/>
    </style:style>
    <style:style style:name="T10" style:family="text">
      <style:text-properties fo:background-color="#66ff66"/>
    </style:style>
    <style:style style:name="T11" style:family="text">
      <style:text-properties fo:background-color="#ffff00"/>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Requirements"/>Requirements</text:h>
      <text:p text:style-name="Text_20_body"/>
      <text:list xml:id="list2676143091417057804" text:style-name="L1">
        <text:list-item>
          <text:p text:style-name="P3"><text:span text:style-name="T1">The system must have 4 types of accounts: </text:span><text:span text:style-name="Source_20_Text"><text:span text:style-name="T7">StudentChecking</text:span></text:span><text:span text:style-name="T1">, </text:span><text:span text:style-name="Source_20_Text"><text:span text:style-name="T7">Checking</text:span></text:span><text:span text:style-name="T1">, </text:span><text:span text:style-name="Source_20_Text"><text:span text:style-name="T7">Savings</text:span></text:span><text:span text:style-name="T1">, and </text:span><text:span text:style-name="Source_20_Text"><text:span text:style-name="T7">CreditCard</text:span></text:span><text:span text:style-name="T1">.</text:span></text:p>
          <text:list>
            <text:list-item>
              <text:p text:style-name="P3"><text:span text:style-name="Strong_20_Emphasis"><text:span text:style-name="T4">Checking</text:span></text:span></text:p>
              <text:p text:style-name="P10">Checking Accounts should have:</text:p>
              <text:list>
                <text:list-item>
                  <text:p text:style-name="P13">A balance</text:p>
                </text:list-item>
                <text:list-item>
                  <text:p text:style-name="P13">A secretKey</text:p>
                </text:list-item>
                <text:list-item>
                  <text:p text:style-name="P13">A PrimaryOwner</text:p>
                </text:list-item>
                <text:list-item>
                  <text:p text:style-name="P13">An optional SecondaryOwner</text:p>
                </text:list-item>
                <text:list-item>
                  <text:p text:style-name="P13">A minimumBalance</text:p>
                </text:list-item>
                <text:list-item>
                  <text:p text:style-name="P13">A penaltyFee</text:p>
                </text:list-item>
                <text:list-item>
                  <text:p text:style-name="P13">A monthlyMaintenanceFee</text:p>
                </text:list-item>
                <text:list-item>
                  <text:p text:style-name="P13">A creationDate</text:p>
                </text:list-item>
                <text:list-item>
                  <text:p text:style-name="P13">A status (FROZEN, ACTIVE)</text:p>
                </text:list-item>
              </text:list>
            </text:list-item>
            <text:list-item>
              <text:p text:style-name="P3"><text:span text:style-name="Strong_20_Emphasis"><text:span text:style-name="T4">StudentChecking</text:span></text:span></text:p>
              <text:p text:style-name="P10">Student Checking Accounts are identical to Checking Accounts except that they do NOT have:</text:p>
              <text:list>
                <text:list-item>
                  <text:p text:style-name="P13">A monthlyMaintenanceFee</text:p>
                </text:list-item>
                <text:list-item>
                  <text:p text:style-name="P13">A minimumBalance</text:p>
                </text:list-item>
              </text:list>
            </text:list-item>
            <text:list-item>
              <text:p text:style-name="P3"><text:span text:style-name="Strong_20_Emphasis"><text:span text:style-name="T4">Savings</text:span></text:span></text:p>
              <text:p text:style-name="P10">Savings are identical to Checking accounts except that they</text:p>
              <text:list>
                <text:list-item>
                  <text:p text:style-name="P13">Do NOT have a monthlyMaintenanceFee</text:p>
                </text:list-item>
                <text:list-item>
                  <text:p text:style-name="P13">Do have an interestRate</text:p>
                </text:list-item>
              </text:list>
            </text:list-item>
            <text:list-item>
              <text:p text:style-name="P3"><text:span text:style-name="Strong_20_Emphasis"><text:span text:style-name="T4">CreditCard</text:span></text:span></text:p>
              <text:p text:style-name="P10">CreditCard Accounts have:</text:p>
              <text:list>
                <text:list-item>
                  <text:p text:style-name="P13">A balance</text:p>
                </text:list-item>
                <text:list-item>
                  <text:p text:style-name="P13">A PrimaryOwner</text:p>
                </text:list-item>
                <text:list-item>
                  <text:p text:style-name="P13">An optional SecondaryOwner</text:p>
                </text:list-item>
                <text:list-item>
                  <text:p text:style-name="P13">A creditLimit</text:p>
                </text:list-item>
                <text:list-item>
                  <text:p text:style-name="P13">An interestRate</text:p>
                </text:list-item>
                <text:list-item>
                  <text:p text:style-name="P31">A penaltyFee</text:p>
                </text:list-item>
              </text:list>
            </text:list-item>
          </text:list>
        </text:list-item>
      </text:list>
      <text:p text:style-name="Text_20_body"/>
      <text:list xml:id="list5860767155266675981" text:style-name="L2">
        <text:list-item>
          <text:p text:style-name="P19">The system must have 3 types of Users: Admins, AccountHolders and ThirdParty.</text:p>
          <text:list>
            <text:list-item>
              <text:p text:style-name="P4"><text:span text:style-name="Strong_20_Emphasis"><text:span text:style-name="T4">AccountHolders</text:span></text:span></text:p>
              <text:p text:style-name="P4"><text:span text:style-name="T2">The </text:span><text:span text:style-name="Source_20_Text"><text:span text:style-name="T8">AccountHolders</text:span></text:span><text:span text:style-name="T2"> should be able to access their own accounts and only their accounts when passing the correct credentials using Basic Auth. AccountHolders have:</text:span></text:p>
              <text:list>
                <text:list-item>
                  <text:p text:style-name="P14">A name</text:p>
                </text:list-item>
                <text:list-item>
                  <text:p text:style-name="P14">Date of birth</text:p>
                </text:list-item>
                <text:list-item>
                  <text:p text:style-name="P26"><text:span text:style-name="T2">A </text:span><text:span text:style-name="Source_20_Text"><text:span text:style-name="T8">primaryAddress</text:span></text:span><text:span text:style-name="T2"> (which should be a separate address class)</text:span></text:p>
                </text:list-item>
                <text:list-item>
                  <text:p text:style-name="P26"><text:span text:style-name="T2">An optional </text:span><text:span text:style-name="Source_20_Text"><text:span text:style-name="T8">mailingAddress</text:span></text:span></text:p>
                </text:list-item>
              </text:list>
            </text:list-item>
            <text:list-item>
              <text:p text:style-name="P4"><text:span text:style-name="Strong_20_Emphasis"><text:span text:style-name="T4">Admins</text:span></text:span></text:p>
              <text:p text:style-name="P11">Admins only have a name.</text:p>
            </text:list-item>
            <text:list-item>
              <text:p text:style-name="P4"><text:span text:style-name="Strong_20_Emphasis"><text:span text:style-name="T4">ThirdParty</text:span></text:span></text:p>
              <text:p text:style-name="P11"><text:soft-page-break/>The ThirdParty Accounts have a hashed key and a name.</text:p>
            </text:list-item>
          </text:list>
        </text:list-item>
      </text:list>
      <text:p text:style-name="Text_20_body"/>
      <text:list xml:id="list4205909458871376225" text:style-name="L3">
        <text:list-item>
          <text:p text:style-name="P20"><text:span text:style-name="T10">Admins can create new accounts. When creating a new account they can create Checking, Savings or CreditCard Accounts</text:span>.</text:p>
          <text:list>
            <text:list-item>
              <text:p text:style-name="P5"><text:span text:style-name="Strong_20_Emphasis"><text:span text:style-name="T4">Savings</text:span></text:span></text:p>
              <text:list>
                <text:list-item>
                  <text:p text:style-name="P15">Savings accounts have a default interest rate of 0.0025</text:p>
                </text:list-item>
                <text:list-item>
                  <text:p text:style-name="P15">Savings accounts may be instantiated with an interest rate other than the default, with a maximum interest rate of 0.5</text:p>
                </text:list-item>
                <text:list-item>
                  <text:p text:style-name="P27"><text:span text:style-name="T2">Savings accounts should have a default </text:span><text:span text:style-name="Source_20_Text"><text:span text:style-name="T8">minimumBalance</text:span></text:span><text:span text:style-name="T2"> of 1000</text:span></text:p>
                </text:list-item>
                <text:list-item>
                  <text:p text:style-name="P15">Savings accounts may be instantiated with a minimum balance of less than 1000 but no lower than 100</text:p>
                </text:list-item>
              </text:list>
            </text:list-item>
            <text:list-item>
              <text:p text:style-name="P5"><text:span text:style-name="Strong_20_Emphasis"><text:span text:style-name="T4">CreditCards</text:span></text:span></text:p>
              <text:list>
                <text:list-item>
                  <text:p text:style-name="P15">CreditCard accounts have a default creditLimit of 100</text:p>
                </text:list-item>
                <text:list-item>
                  <text:p text:style-name="P15">CreditCards may be instantiated with a creditLimit higher than 100 but not higher than 100000</text:p>
                </text:list-item>
                <text:list-item>
                  <text:p text:style-name="P27"><text:span text:style-name="T2">CreditCards have a default </text:span><text:span text:style-name="Source_20_Text"><text:span text:style-name="T8">interestRate</text:span></text:span><text:span text:style-name="T2"> of 0.2</text:span></text:p>
                </text:list-item>
                <text:list-item>
                  <text:p text:style-name="P15">CreditCards may be instantiated with an interestRate less than 0.2 but not lower than 0.1</text:p>
                </text:list-item>
              </text:list>
            </text:list-item>
            <text:list-item>
              <text:p text:style-name="P5"><text:span text:style-name="Strong_20_Emphasis"><text:span text:style-name="T4">CheckingAccounts</text:span></text:span></text:p>
              <text:list>
                <text:list-item>
                  <text:p text:style-name="P27"><text:span text:style-name="T2">When creating a new Checking account, if the </text:span><text:span text:style-name="Source_20_Text"><text:span text:style-name="T8">primaryOwner</text:span></text:span><text:span text:style-name="T2"> is less than 24, a StudentChecking account should be created otherwise a regular Checking Account should be created.</text:span></text:p>
                </text:list-item>
                <text:list-item>
                  <text:p text:style-name="P34"><text:span text:style-name="T2">Checking accounts should have&lt; a </text:span><text:span text:style-name="Source_20_Text"><text:span text:style-name="T8">minimumBalance</text:span></text:span><text:span text:style-name="T2"> of 250 and a </text:span><text:span text:style-name="Source_20_Text"><text:span text:style-name="T8">monthlyMaintenanceFee</text:span></text:span><text:span text:style-name="T2"> of 12</text:span></text:p>
                </text:list-item>
              </text:list>
            </text:list-item>
          </text:list>
        </text:list-item>
      </text:list>
      <text:p text:style-name="Text_20_body"/>
      <text:list xml:id="list6042471406666361801" text:style-name="L4">
        <text:list-item>
          <text:p text:style-name="P21">Interest and Fees should be applied appropriately.</text:p>
          <text:list>
            <text:list-item>
              <text:p text:style-name="P6"><text:span text:style-name="Strong_20_Emphasis"><text:span text:style-name="T4">PenaltyFee</text:span></text:span></text:p>
              <text:list>
                <text:list-item>
                  <text:p text:style-name="P28"><text:span text:style-name="T2">The </text:span><text:span text:style-name="Source_20_Text"><text:span text:style-name="T8">penaltyFee</text:span></text:span><text:span text:style-name="T2"> for all accounts should be 40.</text:span></text:p>
                </text:list-item>
                <text:list-item>
                  <text:p text:style-name="P28"><text:span text:style-name="T2">If any account drops below the </text:span><text:span text:style-name="Source_20_Text"><text:span text:style-name="T8">minimumBalance</text:span></text:span><text:span text:style-name="T2">, the </text:span><text:span text:style-name="Source_20_Text"><text:span text:style-name="T8">penaltyFee</text:span></text:span><text:span text:style-name="T2"> should be deducted from the balance automatically</text:span></text:p>
                </text:list-item>
              </text:list>
            </text:list-item>
            <text:list-item>
              <text:p text:style-name="P6"><text:span text:style-name="Strong_20_Emphasis"><text:span text:style-name="T4">InterestRate</text:span></text:span></text:p>
              <text:list>
                <text:list-item>
                  <text:p text:style-name="P6"><text:span text:style-name="T2">Interest on savings accounts is added to the account annually at the rate of specified </text:span><text:span text:style-name="Source_20_Text"><text:span text:style-name="T8">interestRate</text:span></text:span><text:span text:style-name="T2">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12">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 was added, and if so, add the appropriate interest to the balance.</text:p>
                </text:list-item>
              </text:list>
            </text:list-item>
          </text:list>
        </text:list-item>
      </text:list>
      <text:p text:style-name="Text_20_body"/>
      <text:p text:style-name="Text_20_body"/>
      <text:list xml:id="list6886153336229523752" text:style-name="L5">
        <text:list-item>
          <text:p text:style-name="P22">Account Access</text:p>
          <text:list>
            <text:list-item>
              <text:p text:style-name="P7"><text:soft-page-break/><text:span text:style-name="Strong_20_Emphasis"><text:span text:style-name="T3">Admins</text:span></text:span></text:p>
              <text:list>
                <text:list-item>
                  <text:p text:style-name="P16">Admins should be able to access the balance for any account and to modify it.</text:p>
                </text:list-item>
              </text:list>
            </text:list-item>
            <text:list-item>
              <text:p text:style-name="P7"><text:span text:style-name="Strong_20_Emphasis"><text:span text:style-name="T3">AccountHolders</text:span></text:span></text:p>
              <text:list>
                <text:list-item>
                  <text:p text:style-name="P16">AccountHolders should be able to access their own account balance</text:p>
                </text:list-item>
                <text:list-item>
                  <text:p text:style-name="P16">Account holders should be able to transfer money from any of their accounts to any other account (regardless of owner). The transfer should only be processed if the account has sufficient funds. The user must provide the Primary or Secondary owner’s name and the id of the account that should receive the transfer.</text:p>
                </text:list-item>
              </text:list>
            </text:list-item>
            <text:list-item>
              <text:p text:style-name="P7"><text:span text:style-name="Strong_20_Emphasis"><text:span text:style-name="T3">Third-Party Users</text:span></text:span></text:p>
              <text:list>
                <text:list-item>
                  <text:p text:style-name="P16">There must be a way for third-party users to receive and send money to other accounts.</text:p>
                </text:list-item>
              </text:list>
            </text:list-item>
          </text:list>
        </text:list-item>
      </text:list>
      <text:list xml:id="list215738448427693920" text:style-name="L6">
        <text:list-item>
          <text:list>
            <text:list-item>
              <text:list>
                <text:list-item>
                  <text:p text:style-name="P17">Third-party users must be added to the database by an admin.</text:p>
                </text:list-item>
              </text:list>
            </text:list-item>
          </text:list>
        </text:list-item>
      </text:list>
      <text:list xml:id="list22739445" text:continue-list="list6886153336229523752" text:style-name="L5">
        <text:list-item>
          <text:list>
            <text:list-item>
              <text:list>
                <text:list-item>
                  <text:p text:style-name="P32">In order to receive and send money, Third-Party Users must provide their hashed key in the header of the HTTP request. They also must provide the amount, the Account id and the account secret key.</text:p>
                </text:list-item>
              </text:list>
            </text:list-item>
          </text:list>
        </text:list-item>
      </text:list>
      <text:h text:style-name="P1" text:outline-level="3"><text:bookmark text:name="Extra-features-(bonus)"/>Extra features (bonus)</text:h>
      <text:list xml:id="list8519481988801187677" text:style-name="L7">
        <text:list-item>
          <text:p text:style-name="P8"><text:span text:style-name="Strong_20_Emphasis"><text:span text:style-name="T3">Fraud Detection</text:span></text:span></text:p>
          <text:p text:style-name="P23">The application must recognize patterns that indicate fraud and Freeze the account status when potential fraud is detected.</text:p>
          <text:p text:style-name="P23">Patterns that indicate fraud include:</text:p>
          <text:list>
            <text:list-item>
              <text:p text:style-name="P25">Transactions made in 24 hours total more than 150% of the customer’s highest daily total transactions in any other 24-hour period.</text:p>
            </text:list-item>
            <text:list-item>
              <text:p text:style-name="P33">More than 2 transactions occur on a single account within a 1 second period.</text:p>
            </text:list-item>
          </text:list>
        </text:list-item>
      </text:list>
      <text:p text:style-name="Text_20_body"/>
      <text:list xml:id="list1463383755637445609" text:style-name="L8">
        <text:list-item>
          <text:p text:style-name="P9"><text:span text:style-name="Strong_20_Emphasis"><text:span text:style-name="T3">Deploy the application to an external server</text:span></text:span></text:p>
          <text:p text:style-name="P24">Deploy the application to an external server (Heroku/Firebase), allowing anyone to access and use your app.</text:p>
        </text:list-item>
      </text:list>
      <text:p text:style-name="Text_20_body"/>
      <text:h text:style-name="P1" text:outline-level="3"><text:bookmark text:name="Technical-Requirements"/>Technical Requirements</text:h>
      <text:list xml:id="list8835095095986376588" text:style-name="L9">
        <text:list-item>
          <text:p text:style-name="P29"><text:span text:style-name="T2">Include a </text:span><text:span text:style-name="Strong_20_Emphasis"><text:span text:style-name="T4">Java/Spring Boot</text:span></text:span><text:span text:style-name="T2"> backend.</text:span></text:p>
        </text:list-item>
        <text:list-item>
          <text:p text:style-name="P29"><text:span text:style-name="T2">Everything should be stored in </text:span><text:span text:style-name="Strong_20_Emphasis"><text:span text:style-name="T4">MySQL</text:span></text:span><text:span text:style-name="T2"> database tables.</text:span></text:p>
        </text:list-item>
        <text:list-item>
          <text:p text:style-name="P29"><text:span text:style-name="T2">Include at least 1 </text:span><text:span text:style-name="Strong_20_Emphasis"><text:span text:style-name="T4">GET, POST, PUT/PATCH</text:span></text:span><text:span text:style-name="Strong_20_Emphasis"><text:span text:style-name="T3">, and DELETE</text:span></text:span><text:span text:style-name="T1"> route.</text:span></text:p>
        </text:list-item>
        <text:list-item>
          <text:p text:style-name="P29"><text:span text:style-name="T5">Include authentication with </text:span><text:span text:style-name="Strong_20_Emphasis"><text:span text:style-name="T6">Spring Security</text:span></text:span><text:span text:style-name="T1">.</text:span></text:p>
        </text:list-item>
        <text:list-item>
          <text:p text:style-name="P29"><text:span text:style-name="T1">Include </text:span><text:span text:style-name="Strong_20_Emphasis"><text:span text:style-name="T3">unit and integration tests</text:span></text:span><text:span text:style-name="T1">.</text:span></text:p>
        </text:list-item>
        <text:list-item>
          <text:p text:style-name="P18">Include robust error handling.</text:p>
        </text:list-item>
        <text:list-item>
          <text:p text:style-name="P35"><text:span text:style-name="T2">You must use the </text:span><text:a xlink:type="simple" xlink:href="https://gist.github.com/ironhack-edu/e594b8204d95b9a056de03958dfc2499" office:target-frame-name="_blank" xlink:show="new" text:style-name="Internet_20_link" text:visited-style-name="Visited_20_Internet_20_Link"><text:span text:style-name="T9">Money class</text:span></text:a><text:span text:style-name="T2"> for all currency and BigDecimal for any other decimal or large number math.</text:span></text:p>
        </text:list-item>
      </text:list>
      <text:p text:style-name="Text_20_body"/>
      <text:h text:style-name="P1" text:outline-level="3"><text:bookmark text:name="Deliverables"/>Deliverables</text:h>
      <text:list xml:id="list5397137283037795441" text:style-name="L10">
        <text:list-item>
          <text:p text:style-name="P30"><text:span text:style-name="T1">A </text:span><text:span text:style-name="Strong_20_Emphasis"><text:span text:style-name="T3">working REST API, built by you</text:span></text:span><text:span text:style-name="T1"> that runs on a local server.</text:span></text:p>
        </text:list-item>
        <text:list-item>
          <text:p text:style-name="P30"><text:span text:style-name="T1">The URL of the </text:span><text:span text:style-name="Strong_20_Emphasis"><text:span text:style-name="T3">GitHub repository</text:span></text:span><text:span text:style-name="T1"> for your app.</text:span></text:p>
        </text:list-item>
        <text:list-item>
          <text:p text:style-name="P30"><text:span text:style-name="T1">A simplified </text:span><text:span text:style-name="Strong_20_Emphasis"><text:span text:style-name="T3">use-case and class diagram</text:span></text:span><text:span text:style-name="T1"> representing your project structure should be added to the repo.</text:span></text:p>
        </text:list-item>
        <text:list-item>
          <text:p text:style-name="P36"><text:span text:style-name="T1">Adequate and complete </text:span><text:span text:style-name="Strong_20_Emphasis"><text:span text:style-name="T3">documentation</text:span></text:span><text:span text:style-name="T1"> in the </text:span><text:span text:style-name="Source_20_Text"><text:span text:style-name="T7">README.md</text:span></text:span><text:span text:style-name="T1"> fi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2T17:22:48.45</meta:creation-date>
    <dc:date>2022-12-08T02:51:14.46</dc:date>
    <meta:editing-duration>PT19H9M33S</meta:editing-duration>
    <meta:editing-cycles>8</meta:editing-cycles>
    <meta:generator>OpenOffice/4.1.11$Win32 OpenOffice.org_project/4111m1$Build-9808</meta:generator>
    <meta:document-statistic meta:table-count="0" meta:image-count="0" meta:object-count="0" meta:page-count="3" meta:paragraph-count="92" meta:word-count="942" meta:character-count="5391"/>
  </office:meta>
</office:document-meta>
</file>